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ff0000"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draw:stroke="none" svg:stroke-color="#000000" draw:fill="none" draw:fill-color="#ffffff" fo:min-height="0.66cm"/>
    </style:style>
    <style:style style:name="gr13" style:family="graphic" style:parent-style-name="standard">
      <style:graphic-properties draw:stroke="none" svg:stroke-color="#000000" draw:fill="none" draw:fill-color="#ffffff" fo:min-height="0.33cm"/>
    </style:style>
    <style:style style:name="gr14" style:family="graphic" style:parent-style-name="standard">
      <style:graphic-properties draw:stroke="none" svg:stroke-width="0.025cm" svg:stroke-color="#000000" draw:marker-start-width="0.237cm" draw:marker-end-width="0.237cm" draw:fill="none" draw:fill-color="#ffffff" fo:min-height="0.33cm"/>
    </style:style>
    <style:style style:name="gr15" style:family="graphic" style:parent-style-name="standard">
      <style:graphic-properties svg:stroke-width="0.025cm" svg:stroke-color="#0000ff" draw:marker-start-width="0.237cm" draw:marker-end="Arrow" draw:marker-end-width="0.24cm" draw:fill="solid" draw:fill-color="#0000ff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color="#000000" draw:fill="none" draw:fill-color="#ffffff" fo:min-height="0.0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0pt" style:font-size-asian="10pt" style:font-size-complex="10pt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Times New Roman'" style:font-style-name="Regular" style:font-family-generic="roman" style:font-pitch="variable"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Times New Roman'" style:font-style-name="Regular" style:font-family-generic="roman" style:font-pitch="variable" fo:font-size="10pt" style:font-size-asian="10pt" style:font-size-complex="10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color="#0000ff" fo:font-family="'Times New Roman'" style:font-family-generic="roman" style:font-pitch="variable" fo:font-size="10pt" fo:text-shadow="none" style:font-size-asian="10pt" style:font-size-complex="10pt"/>
    </style:style>
    <style:style style:name="T1" style:family="text">
      <style:text-properties fo:font-family="'Times New Roman'" style:font-style-name="Regular" style:font-family-generic="roman" style:font-pitch="variable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ff" fo:font-family="'Times New Roman'" style:font-style-name="Regular" style:font-family-generic="roman" fo:font-size="10pt" fo:text-shadow="none" style:font-family-asian="'Times New Roman'" style:font-style-name-asian="Regular" style:font-family-generic-asian="roman" style:font-size-asian="10pt" style:font-family-complex="'Times New Roman'" style:font-style-name-complex="Regular" style:font-family-generic-complex="roman" style:font-size-complex="10pt"/>
    </style:style>
    <style:style style:name="T4" style:family="text">
      <style:text-properties fo:color="#0000ff" fo:font-family="'Times New Roman'" style:font-family-generic="roman" style:font-pitch="variable" fo:font-size="10pt" fo:text-shadow="none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id="id3" draw:layer="layout" svg:width="0.88cm" svg:height="0.88cm" svg:x="2.109cm" svg:y="3.44cm">
            <text:p/>
          </draw:circle>
          <draw:line draw:style-name="gr2" draw:text-style-name="P1" draw:layer="layout" svg:x1="2.349cm" svg:y1="3.477cm" svg:x2="2.23cm" svg:y2="4.185cm">
            <text:p/>
          </draw:line>
          <draw:line draw:style-name="gr2" draw:text-style-name="P1" draw:layer="layout" svg:x1="2.7cm" svg:y1="3.48cm" svg:x2="2.863cm" svg:y2="4.185cm">
            <text:p/>
          </draw:line>
        </draw:g>
        <draw:rect draw:style-name="gr3" draw:text-style-name="P2" draw:id="id2" draw:layer="layout" svg:width="2.2cm" svg:height="0.55cm" svg:x="5.405cm" svg:y="1.715cm">
          <text:p><text:span text:style-name="T1">Condenser</text:span></text:p>
        </draw:rect>
        <draw:circle draw:style-name="gr4" draw:text-style-name="P1" draw:id="id1" draw:layer="layout" svg:width="0.11cm" svg:height="0.11cm" svg:x="4.478cm" svg:y="1.935cm">
          <text:p/>
        </draw:circle>
        <draw:connector draw:style-name="gr5" draw:text-style-name="P1" draw:layer="layout" svg:x1="4.588cm" svg:y1="1.99cm" svg:x2="5.405cm" svg:y2="1.99cm" draw:start-shape="id1" draw:start-glue-point="1" draw:end-shape="id2" draw:end-glue-point="3" svg:d="m4588 1990h817">
          <text:p/>
        </draw:connector>
        <draw:g draw:id="id4">
          <draw:custom-shape draw:style-name="gr6" draw:text-style-name="P3" draw:layer="layout" svg:width="0.201cm" svg:height="0.201cm" svg:x="2.449cm" svg:y="2.66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3" draw:layer="layout" svg:width="-0.201cm" svg:height="-0.201cm" svg:x="2.65cm" svg:y="2.67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5" draw:text-style-name="P1" draw:layer="layout" svg:x1="2.549cm" svg:y1="3.44cm" svg:x2="2.549cm" svg:y2="2.87cm" draw:start-shape="id3" draw:start-glue-point="0" draw:end-shape="id4" draw:end-glue-point="2" svg:d="m2549 3440v-570">
          <text:p/>
        </draw:connector>
        <draw:connector draw:style-name="gr5" draw:text-style-name="P1" draw:layer="layout" draw:line-skew="0.032cm 0.032cm" svg:x1="2.549cm" svg:y1="2.472cm" svg:x2="4.478cm" svg:y2="1.99cm" draw:start-shape="id4" draw:start-glue-point="0" draw:end-shape="id1" draw:end-glue-point="3" svg:d="m2549 2472v-482h1053v0h876">
          <text:p/>
        </draw:connector>
        <draw:g draw:id="id5">
          <draw:custom-shape draw:style-name="gr8" draw:text-style-name="P3" draw:layer="layout" svg:width="0.201cm" svg:height="0.201cm" svg:x="4.433cm" svg:y="3.54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3" draw:layer="layout" svg:width="-0.201cm" svg:height="-0.201cm" svg:x="4.634cm" svg:y="3.55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5" draw:text-style-name="P1" draw:layer="layout" svg:x1="4.533cm" svg:y1="2.045cm" svg:x2="4.533cm" svg:y2="3.352cm" draw:start-shape="id1" draw:start-glue-point="2" draw:end-shape="id5" draw:end-glue-point="0" svg:d="m4533 2045v1307">
          <text:p/>
        </draw:connector>
        <draw:circle draw:style-name="gr4" draw:text-style-name="P1" draw:id="id6" draw:layer="layout" svg:width="0.11cm" svg:height="0.11cm" svg:x="4.478cm" svg:y="5.237cm">
          <text:p/>
        </draw:circle>
        <draw:connector draw:style-name="gr5" draw:text-style-name="P1" draw:layer="layout" svg:x1="4.533cm" svg:y1="3.75cm" svg:x2="4.533cm" svg:y2="5.237cm" draw:start-shape="id5" draw:start-glue-point="2" draw:end-shape="id6" draw:end-glue-point="0" svg:d="m4533 3750v1487">
          <text:p/>
        </draw:connector>
        <draw:connector draw:style-name="gr5" draw:text-style-name="P1" draw:layer="layout" svg:x1="4.478cm" svg:y1="5.292cm" svg:x2="2.549cm" svg:y2="4.32cm" draw:start-shape="id6" draw:start-glue-point="3" draw:end-shape="id3" draw:end-glue-point="2" svg:d="m4478 5292h-1929v-972">
          <text:p/>
        </draw:connector>
        <draw:g draw:id="id7">
          <draw:custom-shape draw:style-name="gr10" draw:text-style-name="P3" draw:layer="layout" svg:width="0.201cm" svg:height="0.201cm" svg:x="8.5cm" svg:y="3.55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3" draw:layer="layout" svg:width="-0.201cm" svg:height="-0.201cm" svg:x="8.701cm" svg:y="3.5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5" draw:text-style-name="P1" draw:layer="layout" svg:x1="7.605cm" svg:y1="1.99cm" svg:x2="8.6cm" svg:y2="3.359cm" draw:start-shape="id2" draw:start-glue-point="1" draw:end-shape="id7" svg:d="m7605 1990h995v1369">
          <text:p/>
        </draw:connector>
        <draw:connector draw:style-name="gr5" draw:text-style-name="P1" draw:layer="layout" svg:x1="8.6cm" svg:y1="3.757cm" svg:x2="4.588cm" svg:y2="5.292cm" draw:start-shape="id7" draw:start-glue-point="2" draw:end-shape="id6" draw:end-glue-point="1" svg:d="m8600 3757v1535h-4012">
          <text:p/>
        </draw:connector>
        <draw:frame draw:style-name="gr12" draw:text-style-name="P5" draw:layer="layout" svg:width="2.31cm" svg:height="1.047cm" svg:x="5.84cm" svg:y="2.43cm">
          <draw:text-box>
            <text:p text:style-name="P4"><text:span text:style-name="T1">Condenser</text:span></text:p>
            <text:p text:style-name="P4"><text:span text:style-name="T1">Valve</text:span></text:p>
          </draw:text-box>
        </draw:frame>
        <draw:line draw:style-name="gr5" draw:text-style-name="P1" draw:layer="layout" svg:x1="7.902cm" svg:y1="2.945cm" svg:x2="8.454cm" svg:y2="3.534cm">
          <text:p/>
        </draw:line>
        <draw:frame draw:style-name="gr12" draw:text-style-name="P7" draw:layer="layout" svg:width="2.31cm" svg:height="1.047cm" svg:x="4.824cm" svg:y="3.417cm">
          <draw:text-box>
            <text:p text:style-name="P6"><text:span text:style-name="T1">Bypass</text:span></text:p>
            <text:p text:style-name="P6"><text:span text:style-name="T1">Valve</text:span></text:p>
          </draw:text-box>
        </draw:frame>
        <draw:line draw:style-name="gr5" draw:text-style-name="P1" draw:layer="layout" svg:x1="5.07cm" svg:y1="3.933cm" svg:x2="4.634cm" svg:y2="3.549cm">
          <text:p/>
        </draw:line>
        <draw:frame draw:style-name="gr12" draw:text-style-name="P7" draw:layer="layout" svg:width="2.31cm" svg:height="1.047cm" svg:x="2.76cm" svg:y="1.933cm">
          <draw:text-box>
            <text:p text:style-name="P6"><text:span text:style-name="T1">Discharge</text:span></text:p>
            <text:p text:style-name="P6"><text:span text:style-name="T1">Valve</text:span></text:p>
          </draw:text-box>
        </draw:frame>
        <draw:line draw:style-name="gr5" draw:text-style-name="P1" draw:layer="layout" svg:x1="2.992cm" svg:y1="2.472cm" svg:x2="2.65cm" svg:y2="2.669cm">
          <text:p/>
        </draw:line>
        <draw:frame draw:style-name="gr13" draw:text-style-name="P8" draw:layer="layout" svg:width="0.33cm" svg:height="0.64cm" svg:x="2.21cm" svg:y="4.54cm">
          <draw:text-box>
            <text:p><text:span text:style-name="T2">1</text:span></text:p>
          </draw:text-box>
        </draw:frame>
        <draw:frame draw:style-name="gr14" draw:text-style-name="P8" draw:layer="layout" svg:width="0.33cm" svg:height="0.64cm" svg:x="2.119cm" svg:y="2.87cm">
          <draw:text-box>
            <text:p text:style-name="P8"><text:span text:style-name="T2">2</text:span></text:p>
          </draw:text-box>
        </draw:frame>
        <draw:line draw:style-name="gr15" draw:text-style-name="P1" draw:layer="layout" svg:x1="5.74cm" svg:y1="1.005cm" svg:x2="5.74cm" svg:y2="1.715cm">
          <text:p/>
        </draw:line>
        <draw:line draw:style-name="gr15" draw:text-style-name="P1" draw:layer="layout" svg:x1="7.27cm" svg:y1="1.715cm" svg:x2="7.27cm" svg:y2="1cm">
          <text:p/>
        </draw:line>
        <draw:frame draw:style-name="gr13" draw:text-style-name="P8" draw:layer="layout" svg:width="0.33cm" svg:height="0.64cm" svg:x="2.21cm" svg:y="1.88cm">
          <draw:text-box>
            <text:p><text:span text:style-name="T2">3</text:span></text:p>
          </draw:text-box>
        </draw:frame>
        <draw:frame draw:style-name="gr13" draw:text-style-name="P8" draw:layer="layout" svg:width="0.33cm" svg:height="0.64cm" svg:x="8.59cm" svg:y="2.56cm">
          <draw:text-box>
            <text:p><text:span text:style-name="T2">4</text:span></text:p>
          </draw:text-box>
        </draw:frame>
        <draw:frame draw:style-name="gr13" draw:text-style-name="P8" draw:layer="layout" svg:width="0.33cm" svg:height="0.64cm" svg:x="8.59cm" svg:y="3.86cm">
          <draw:text-box>
            <text:p><text:span text:style-name="T2">5</text:span></text:p>
          </draw:text-box>
        </draw:frame>
        <draw:frame draw:style-name="gr14" draw:text-style-name="P8" draw:layer="layout" svg:width="0.33cm" svg:height="0.64cm" svg:x="4.52cm" svg:y="3.97cm">
          <draw:text-box>
            <text:p text:style-name="P8"><text:span text:style-name="T2">6</text:span></text:p>
          </draw:text-box>
        </draw:frame>
        <draw:frame draw:style-name="gr16" draw:text-style-name="P9" draw:layer="layout" svg:width="2.43cm" svg:height="0.649cm" svg:x="5.555cm" svg:y="0.901cm">
          <draw:text-box>
            <text:p><text:span text:style-name="T3">─</text:span><text:span text:style-name="T4">Water</text:span><text:span text:style-name="T3">─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Ian Bell</meta:initial-creator>
    <meta:creation-date>2011-02-12T19:57:42.48</meta:creation-date>
    <dc:date>2011-03-23T01:09:29.89</dc:date>
    <dc:creator>Ian Bell</dc:creator>
    <meta:editing-duration>PT01H32M17S</meta:editing-duration>
    <meta:editing-cycles>3</meta:editing-cycles>
    <meta:generator>OpenOffice.org/3.2$Win32 OpenOffice.org_project/320m12$Build-9483</meta:generator>
    <meta:document-statistic meta:object-count="39"/>
  </office:meta>
</office:document-meta>
</file>